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688235294117647" calcext:value-type="float">
            <text:p>0.6882352941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224672964943427" calcext:value-type="float">
            <text:p>0.2246729649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3.5/10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4.5/1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15:54:44.849725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0-09T15:54:54.306244175</dc:date>
    <meta:editing-duration>PT2H45M</meta:editing-duration>
    <meta:editing-cycles>7</meta:editing-cycles>
    <meta:generator>LibreOffice/5.1.6.2$Linux_X86_64 LibreOffice_project/10m0$Build-2</meta:generator>
    <meta:document-statistic meta:table-count="1" meta:cell-count="40" meta:object-count="0"/>
  </office:meta>
</office:document-meta>
</file>